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d</text:p>
      <text:p text:style-name="Standard"/>
      <text:p text:style-name="Standard">Steps or tasks should be done for each user storey including tests and security, performance.</text:p>
      <text:p text:style-name="Standard"/>
      <text:p text:style-name="Standard">Dor</text:p>
      <text:p text:style-name="Standard">The user storirs should be discussed with developers or senior developers or team lead for clarification task steps,actions to be done, time estimation to be clear for developers. So can be added in the backlog for develop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01T21:22:34.259102019</meta:creation-date>
    <dc:date>2022-11-01T21:22:57.547163637</dc:date>
    <meta:editing-duration>PT25S</meta:editing-duration>
    <meta:editing-cycles>1</meta:editing-cycles>
    <meta:document-statistic meta:table-count="0" meta:image-count="0" meta:object-count="0" meta:page-count="1" meta:paragraph-count="4" meta:word-count="54" meta:character-count="324" meta:non-whitespace-character-count="274"/>
    <meta:generator>LibreOffice/6.0.7.3$Linux_X86_64 LibreOffice_project/00m0$Build-3</meta:generator>
  </office:meta>
</office:document-meta>
</file>